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o1" style:family="table">
      <style:table-properties style:width="17cm" table:align="left"/>
    </style:style>
    <style:style style:name="Tablo1.A" style:family="table-column">
      <style:table-column-properties style:column-width="8.02cm"/>
    </style:style>
    <style:style style:name="Tablo1.B" style:family="table-column">
      <style:table-column-properties style:column-width="8.98cm"/>
    </style:style>
    <style:style style:name="Tablo1.A1" style:family="table-cell">
      <style:table-cell-properties style:vertical-align="middle" fo:background-color="#f1f1f1" fo:padding="0cm" fo:border="none">
        <style:background-image/>
      </style:table-cell-properties>
    </style:style>
    <style:style style:name="Tablo2" style:family="table">
      <style:table-properties style:width="17cm" table:align="left"/>
    </style:style>
    <style:style style:name="Tablo2.A" style:family="table-column">
      <style:table-column-properties style:column-width="10.571cm"/>
    </style:style>
    <style:style style:name="Tablo2.B" style:family="table-column">
      <style:table-column-properties style:column-width="6.429cm"/>
    </style:style>
    <style:style style:name="Tablo2.A1" style:family="table-cell">
      <style:table-cell-properties style:vertical-align="middle" fo:background-color="#f1f1f1" fo:padding="0cm" fo:border="none">
        <style:background-image/>
      </style:table-cell-properties>
    </style:style>
    <style:style style:name="Tablo3" style:family="table">
      <style:table-properties style:width="17cm" table:align="left"/>
    </style:style>
    <style:style style:name="Tablo3.A" style:family="table-column">
      <style:table-column-properties style:column-width="9.853cm"/>
    </style:style>
    <style:style style:name="Tablo3.B" style:family="table-column">
      <style:table-column-properties style:column-width="7.147cm"/>
    </style:style>
    <style:style style:name="Tablo3.A1" style:family="table-cell">
      <style:table-cell-properties style:vertical-align="middle" fo:padding="0.049cm" fo:border="none"/>
    </style:style>
    <style:style style:name="Tablo4" style:family="table">
      <style:table-properties style:width="17cm" table:align="left"/>
    </style:style>
    <style:style style:name="Tablo4.A" style:family="table-column">
      <style:table-column-properties style:column-width="7.893cm"/>
    </style:style>
    <style:style style:name="Tablo4.B" style:family="table-column">
      <style:table-column-properties style:column-width="9.107cm"/>
    </style:style>
    <style:style style:name="Tablo4.A1" style:family="table-cell">
      <style:table-cell-properties style:vertical-align="middle" fo:padding="0.049cm" fo:border="none"/>
    </style:style>
    <style:style style:name="Tablo5" style:family="table">
      <style:table-properties style:width="17cm" table:align="left"/>
    </style:style>
    <style:style style:name="Tablo5.A" style:family="table-column">
      <style:table-column-properties style:column-width="7.043cm"/>
    </style:style>
    <style:style style:name="Tablo5.B" style:family="table-column">
      <style:table-column-properties style:column-width="9.957cm"/>
    </style:style>
    <style:style style:name="Tablo5.A1" style:family="table-cell">
      <style:table-cell-properties style:vertical-align="middle" fo:padding="0.049cm" fo:border="none"/>
    </style:style>
    <style:style style:name="Tablo6" style:family="table">
      <style:table-properties style:width="17cm" table:align="left"/>
    </style:style>
    <style:style style:name="Tablo6.A" style:family="table-column">
      <style:table-column-properties style:column-width="6.059cm"/>
    </style:style>
    <style:style style:name="Tablo6.B" style:family="table-column">
      <style:table-column-properties style:column-width="10.941cm"/>
    </style:style>
    <style:style style:name="Tablo6.A1" style:family="table-cell">
      <style:table-cell-properties style:vertical-align="middle" fo:padding="0.049cm" fo:border="none"/>
    </style:style>
    <style:style style:name="Tablo7" style:family="table">
      <style:table-properties style:width="17cm" table:align="left"/>
    </style:style>
    <style:style style:name="Tablo7.A" style:family="table-column">
      <style:table-column-properties style:column-width="2.399cm"/>
    </style:style>
    <style:style style:name="Tablo7.B" style:family="table-column">
      <style:table-column-properties style:column-width="14.601cm"/>
    </style:style>
    <style:style style:name="Tablo7.A1" style:family="table-cell">
      <style:table-cell-properties style:vertical-align="middle" fo:background-color="#4589ff"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lo7.B1" style:family="table-cell">
      <style:table-cell-properties style:vertical-align="middle" fo:background-color="#f3f3f3"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lo7.A2" style:family="table-cell">
      <style:table-cell-properties style:vertical-align="middle" fo:background-color="#4589ff"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7.B2" style:family="table-cell">
      <style:table-cell-properties style:vertical-align="middle" fo:background-color="#f3f3f3" style:border-line-width-left="0cm 0.004cm 0.002cm" style:border-line-width-right="0.009cm 0.009cm 0.009cm" style:border-line-width-bottom="0cm 0.004cm 0.002cm" fo:padding="0.049cm" fo:border-left="0.05pt double #808080" fo:border-right="0.75pt double #808080" fo:border-top="none" fo:border-bottom="0.05pt double #808080">
        <style:background-image/>
      </style:table-cell-properties>
    </style:style>
    <style:style style:name="Tablo7.A4" style:family="table-cell">
      <style:table-cell-properties style:vertical-align="middle" fo:background-color="#4589ff" style:border-line-width-left="0.009cm 0.009cm 0.009cm" style:border-line-width-right="0.009cm 0.009cm 0.009cm" style:border-line-width-bottom="0.009cm 0.009cm 0.009cm" fo:padding="0.049cm" fo:border-left="0.75pt double #808080" fo:border-right="0.75pt double #808080" fo:border-top="none" fo:border-bottom="0.75pt double #808080">
        <style:background-image/>
      </style:table-cell-properties>
    </style:style>
    <style:style style:name="Tablo7.B4" style:family="table-cell">
      <style:table-cell-properties style:vertical-align="middle" fo:background-color="#f3f3f3" style:border-line-width-left="0cm 0.004cm 0.002cm" style:border-line-width-right="0.009cm 0.009cm 0.009cm" style:border-line-width-bottom="0.009cm 0.009cm 0.009cm" fo:padding="0.049cm" fo:border-left="0.05pt double #808080" fo:border-right="0.75pt double #808080" fo:border-top="none" fo:border-bottom="0.75pt double #808080">
        <style:background-image/>
      </style:table-cell-properties>
    </style:style>
    <style:style style:name="P1" style:family="paragraph" style:parent-style-name="Heading_20_3">
      <style:text-properties officeooo:rsid="001a9484" officeooo:paragraph-rsid="001a9484"/>
    </style:style>
    <style:style style:name="P2" style:family="paragraph" style:parent-style-name="Heading_20_4">
      <style:text-properties officeooo:rsid="001a9484" officeooo:paragraph-rsid="001a9484"/>
    </style:style>
    <style:style style:name="P3" style:family="paragraph" style:parent-style-name="Heading_20_6">
      <style:text-properties officeooo:rsid="001a9484" officeooo:paragraph-rsid="001a9484"/>
    </style:style>
    <style:style style:name="P4" style:family="paragraph" style:parent-style-name="Standard">
      <style:text-properties officeooo:rsid="001a9484" officeooo:paragraph-rsid="001a9484"/>
    </style:style>
    <style:style style:name="P5" style:family="paragraph" style:parent-style-name="Text_20_body">
      <style:text-properties officeooo:rsid="001a9484" officeooo:paragraph-rsid="001a9484"/>
    </style:style>
    <style:style style:name="P6" style:family="paragraph" style:parent-style-name="Heading_20_3">
      <style:text-properties officeooo:rsid="001e1236" officeooo:paragraph-rsid="001e1236"/>
    </style:style>
    <style:style style:name="P7" style:family="paragraph" style:parent-style-name="Heading_20_5">
      <style:text-properties officeooo:rsid="001e1236" officeooo:paragraph-rsid="001e1236"/>
    </style:style>
    <style:style style:name="P8" style:family="paragraph" style:parent-style-name="Standard">
      <style:text-properties officeooo:rsid="001e1236" officeooo:paragraph-rsid="001e1236"/>
    </style:style>
    <style:style style:name="P9" style:family="paragraph" style:parent-style-name="Standard">
      <style:text-properties officeooo:rsid="001b8569" officeooo:paragraph-rsid="001b8569"/>
    </style:style>
    <style:style style:name="P10" style:family="paragraph" style:parent-style-name="Standard">
      <style:text-properties officeooo:rsid="001d6b20" officeooo:paragraph-rsid="001d6b20"/>
    </style:style>
    <style:style style:name="P11" style:family="paragraph" style:parent-style-name="Text_20_body">
      <style:text-properties officeooo:rsid="001d6b20" officeooo:paragraph-rsid="001d6b20"/>
    </style:style>
    <style:style style:name="P12" style:family="paragraph" style:parent-style-name="Standard">
      <style:text-properties officeooo:paragraph-rsid="001d6b20"/>
    </style:style>
    <style:style style:name="P13" style:family="paragraph" style:parent-style-name="Standard">
      <style:text-properties officeooo:rsid="001fdb58" officeooo:paragraph-rsid="001fdb58"/>
    </style:style>
    <style:style style:name="P14" style:family="paragraph" style:parent-style-name="Standard">
      <style:text-properties officeooo:rsid="00207f3b" officeooo:paragraph-rsid="00207f3b"/>
    </style:style>
    <style:style style:name="P15" style:family="paragraph" style:parent-style-name="Standard">
      <style:text-properties officeooo:rsid="002146b6" officeooo:paragraph-rsid="002146b6"/>
    </style:style>
    <style:style style:name="P16" style:family="paragraph" style:parent-style-name="Standard">
      <style:text-properties officeooo:rsid="00221345" officeooo:paragraph-rsid="00221345"/>
    </style:style>
    <style:style style:name="P17" style:family="paragraph" style:parent-style-name="Text_20_body">
      <style:text-properties officeooo:rsid="00221345" officeooo:paragraph-rsid="00221345"/>
    </style:style>
    <style:style style:name="P18" style:family="paragraph" style:parent-style-name="Standard">
      <style:text-properties officeooo:rsid="00221345" officeooo:paragraph-rsid="002684b5"/>
    </style:style>
    <style:style style:name="P19" style:family="paragraph" style:parent-style-name="Text_20_body">
      <style:text-properties officeooo:rsid="00221345" officeooo:paragraph-rsid="002684b5"/>
    </style:style>
    <style:style style:name="P20" style:family="paragraph" style:parent-style-name="Heading_20_4">
      <style:text-properties officeooo:rsid="00221345" officeooo:paragraph-rsid="002684b5"/>
    </style:style>
    <style:style style:name="P21" style:family="paragraph" style:parent-style-name="Table_20_Contents">
      <style:paragraph-properties fo:margin-top="0cm" fo:margin-bottom="0.499cm" style:contextual-spacing="false"/>
    </style:style>
    <style:style style:name="P22" style:family="paragraph" style:parent-style-name="Table_20_Contents">
      <style:paragraph-properties fo:margin-left="0cm" fo:margin-right="0cm" fo:margin-top="0cm" fo:margin-bottom="0.499cm" style:contextual-spacing="false" fo:text-indent="0cm" style:auto-text-indent="false"/>
    </style:style>
    <style:style style:name="P23" style:family="paragraph" style:parent-style-name="Text_20_body">
      <style:paragraph-properties fo:margin-top="0cm" fo:margin-bottom="0cm" style:contextual-spacing="false"/>
    </style:style>
    <style:style style:name="P24" style:family="paragraph" style:parent-style-name="Standard">
      <style:text-properties officeooo:paragraph-rsid="002684b5"/>
    </style:style>
    <style:style style:name="P25" style:family="paragraph" style:parent-style-name="Table_20_Contents">
      <style:paragraph-properties fo:margin-left="0cm" fo:margin-right="0cm" fo:margin-top="0cm" fo:margin-bottom="0.499cm" style:contextual-spacing="false" fo:text-align="start" style:justify-single-word="false" fo:text-indent="0cm" style:auto-text-indent="false"/>
    </style:style>
    <style:style style:name="P26" style:family="paragraph" style:parent-style-name="Table_20_Contents">
      <style:paragraph-properties fo:margin-left="0cm" fo:margin-right="0cm" fo:text-align="start" style:justify-single-word="false" fo:text-indent="0cm" style:auto-text-indent="false"/>
    </style:style>
    <style:style style:name="P27" style:family="paragraph" style:parent-style-name="Standard">
      <style:text-properties officeooo:rsid="00221345" officeooo:paragraph-rsid="002684b5"/>
    </style:style>
    <style:style style:name="P28" style:family="paragraph" style:parent-style-name="Table_20_Contents" style:list-style-name="L1"/>
    <style:style style:name="P29" style:family="paragraph" style:parent-style-name="Table_20_Contents" style:list-style-name="L1">
      <style:paragraph-properties fo:margin-left="0cm" fo:margin-right="0cm" fo:margin-top="0cm" fo:margin-bottom="0.499cm" style:contextual-spacing="false" fo:text-indent="0cm" style:auto-text-indent="false"/>
    </style:style>
    <style:style style:name="P30" style:family="paragraph" style:parent-style-name="Table_20_Contents" style:list-style-name="L2"/>
    <style:style style:name="P31" style:family="paragraph" style:parent-style-name="Table_20_Contents" style:list-style-name="L2">
      <style:paragraph-properties fo:margin-top="0cm" fo:margin-bottom="0.499cm" style:contextual-spacing="false"/>
    </style:style>
    <style:style style:name="P32" style:family="paragraph" style:parent-style-name="Table_20_Contents" style:list-style-name="L3"/>
    <style:style style:name="P33" style:family="paragraph" style:parent-style-name="Table_20_Contents" style:list-style-name="L3">
      <style:paragraph-properties fo:margin-left="0cm" fo:margin-right="0cm" fo:margin-top="0cm" fo:margin-bottom="0.499cm" style:contextual-spacing="false" fo:text-indent="0cm" style:auto-text-indent="false"/>
    </style:style>
    <style:style style:name="P34" style:family="paragraph" style:parent-style-name="Table_20_Contents" style:list-style-name="L4"/>
    <style:style style:name="P35" style:family="paragraph" style:parent-style-name="Table_20_Contents" style:list-style-name="L4">
      <style:paragraph-properties fo:margin-top="0cm" fo:margin-bottom="0.499cm" style:contextual-spacing="false"/>
    </style:style>
    <style:style style:name="P36" style:family="paragraph" style:parent-style-name="Table_20_Contents" style:list-style-name="L5"/>
    <style:style style:name="P37" style:family="paragraph" style:parent-style-name="Table_20_Contents" style:list-style-name="L5">
      <style:paragraph-properties fo:margin-left="0cm" fo:margin-right="0cm" fo:margin-top="0cm" fo:margin-bottom="0.499cm" style:contextual-spacing="false" fo:text-indent="0cm" style:auto-text-indent="false"/>
    </style:style>
    <style:style style:name="P38" style:family="paragraph" style:parent-style-name="Table_20_Contents" style:list-style-name="L6"/>
    <style:style style:name="P39" style:family="paragraph" style:parent-style-name="Table_20_Contents" style:list-style-name="L6">
      <style:paragraph-properties fo:margin-top="0cm" fo:margin-bottom="0.499cm" style:contextual-spacing="false"/>
    </style:style>
    <style:style style:name="P40" style:family="paragraph" style:parent-style-name="Table_20_Contents" style:list-style-name="L7"/>
    <style:style style:name="P41" style:family="paragraph" style:parent-style-name="Table_20_Contents" style:list-style-name="L7">
      <style:paragraph-properties fo:margin-left="0cm" fo:margin-right="0cm" fo:margin-top="0cm" fo:margin-bottom="0.499cm" style:contextual-spacing="false" fo:text-indent="0cm" style:auto-text-indent="false"/>
    </style:style>
    <style:style style:name="P42" style:family="paragraph" style:parent-style-name="Table_20_Contents" style:list-style-name="L8"/>
    <style:style style:name="P43" style:family="paragraph" style:parent-style-name="Table_20_Contents" style:list-style-name="L8">
      <style:paragraph-properties fo:margin-top="0cm" fo:margin-bottom="0.499cm" style:contextual-spacing="false"/>
    </style:style>
    <style:style style:name="P44" style:family="paragraph" style:parent-style-name="Table_20_Contents" style:list-style-name="L9"/>
    <style:style style:name="P45" style:family="paragraph" style:parent-style-name="Table_20_Contents" style:list-style-name="L9">
      <style:paragraph-properties fo:margin-left="0cm" fo:margin-right="0cm" fo:margin-top="0cm" fo:margin-bottom="0.499cm" style:contextual-spacing="false" fo:text-indent="0cm" style:auto-text-indent="false"/>
    </style:style>
    <style:style style:name="P46" style:family="paragraph" style:parent-style-name="Table_20_Contents" style:list-style-name="L10"/>
    <style:style style:name="P47" style:family="paragraph" style:parent-style-name="Table_20_Contents" style:list-style-name="L10">
      <style:paragraph-properties fo:margin-top="0cm" fo:margin-bottom="0.499cm" style:contextual-spacing="false"/>
    </style:style>
    <style:style style:name="P48" style:family="paragraph" style:parent-style-name="Table_20_Contents" style:list-style-name="L11">
      <style:paragraph-properties fo:text-align="start" style:justify-single-word="false"/>
    </style:style>
    <style:style style:name="P49" style:family="paragraph" style:parent-style-name="Table_20_Contents" style:list-style-name="L11">
      <style:paragraph-properties fo:margin-left="0cm" fo:margin-right="0cm" fo:margin-top="0cm" fo:margin-bottom="0.499cm" style:contextual-spacing="false" fo:text-align="start" style:justify-single-word="false" fo:text-indent="0cm" style:auto-text-indent="false"/>
    </style:style>
    <style:style style:name="P50" style:family="paragraph" style:parent-style-name="Table_20_Contents" style:list-style-name="L12">
      <style:paragraph-properties fo:text-align="start" style:justify-single-word="false"/>
    </style:style>
    <style:style style:name="P51" style:family="paragraph" style:parent-style-name="Table_20_Contents" style:list-style-name="L12">
      <style:paragraph-properties fo:margin-left="0cm" fo:margin-right="0cm" fo:margin-top="0cm" fo:margin-bottom="0.499cm" style:contextual-spacing="false" fo:text-align="start" style:justify-single-word="false" fo:text-indent="0cm" style:auto-text-indent="false"/>
    </style:style>
    <style:style style:name="P52" style:family="paragraph" style:parent-style-name="Table_20_Contents" style:list-style-name="L13">
      <style:paragraph-properties fo:text-align="start" style:justify-single-word="false"/>
    </style:style>
    <style:style style:name="P53" style:family="paragraph" style:parent-style-name="Table_20_Contents" style:list-style-name="L13">
      <style:paragraph-properties fo:margin-left="0cm" fo:margin-right="0cm" fo:margin-top="0cm" fo:margin-bottom="0.499cm" style:contextual-spacing="false" fo:text-align="start" style:justify-single-word="false" fo:text-indent="0cm" style:auto-text-indent="false"/>
    </style:style>
    <style:style style:name="P54" style:family="paragraph" style:parent-style-name="Table_20_Contents" style:list-style-name="L14">
      <style:paragraph-properties fo:text-align="start" style:justify-single-word="false"/>
    </style:style>
    <style:style style:name="P55" style:family="paragraph" style:parent-style-name="Table_20_Contents" style:list-style-name="L14">
      <style:paragraph-properties fo:margin-left="0cm" fo:margin-right="0cm" fo:margin-top="0cm" fo:margin-bottom="0.499cm" style:contextual-spacing="false" fo:text-align="start" style:justify-single-word="false" fo:text-indent="0cm" style:auto-text-indent="false"/>
    </style:style>
    <style:style style:name="P56" style:family="paragraph" style:parent-style-name="Table_20_Contents" style:list-style-name="L15">
      <style:paragraph-properties fo:text-align="start" style:justify-single-word="false"/>
    </style:style>
    <style:style style:name="P57" style:family="paragraph" style:parent-style-name="Table_20_Contents" style:list-style-name="L15">
      <style:paragraph-properties fo:margin-top="0cm" fo:margin-bottom="0.499cm" style:contextual-spacing="false" fo:text-align="start" style:justify-single-word="false"/>
    </style:style>
    <style:style style:name="P58" style:family="paragraph" style:parent-style-name="Table_20_Contents">
      <style:paragraph-properties fo:margin-left="0cm" fo:margin-right="0cm" fo:text-indent="0cm" style:auto-text-indent="false"/>
    </style:style>
    <style:style style:name="P59" style:family="paragraph" style:parent-style-name="Table_20_Contents">
      <style:paragraph-properties fo:margin-left="0cm" fo:margin-right="0cm" fo:margin-top="0cm" fo:margin-bottom="0.499cm" style:contextual-spacing="false" fo:text-indent="0cm" style:auto-text-indent="false"/>
    </style:style>
    <style:style style:name="P60" style:family="paragraph" style:parent-style-name="Table_20_Heading">
      <style:paragraph-properties fo:margin-left="0cm" fo:margin-right="0cm" fo:text-indent="0cm" style:auto-text-indent="false"/>
    </style:style>
    <style:style style:name="P61" style:family="paragraph" style:parent-style-name="Text_20_body" style:list-style-name="L16"/>
    <style:style style:name="P62" style:family="paragraph" style:parent-style-name="Text_20_body" style:list-style-name="L16">
      <style:paragraph-properties fo:margin-top="0cm" fo:margin-bottom="0cm" style:contextual-spacing="false"/>
    </style:style>
    <style:style style:name="P63" style:family="paragraph" style:parent-style-name="Text_20_body" style:list-style-name="L17"/>
    <style:style style:name="P64" style:family="paragraph" style:parent-style-name="Text_20_body" style:list-style-name="L17">
      <style:paragraph-properties fo:margin-top="0cm" fo:margin-bottom="0cm" style:contextual-spacing="false"/>
    </style:style>
    <style:style style:name="P65" style:family="paragraph" style:parent-style-name="Text_20_body" style:list-style-name="L18"/>
    <style:style style:name="P66" style:family="paragraph" style:parent-style-name="Text_20_body" style:list-style-name="L18">
      <style:paragraph-properties fo:margin-top="0cm" fo:margin-bottom="0cm" style:contextual-spacing="false"/>
    </style:style>
    <style:style style:name="P67" style:family="paragraph" style:parent-style-name="Text_20_body" style:list-style-name="L19"/>
    <style:style style:name="P68" style:family="paragraph" style:parent-style-name="Text_20_body" style:list-style-name="L19">
      <style:paragraph-properties fo:margin-top="0cm" fo:margin-bottom="0cm" style:contextual-spacing="false"/>
    </style:style>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1">
      <style:paragraph-properties fo:margin-top="0cm" fo:margin-bottom="0cm" style:contextual-spacing="false"/>
    </style:style>
    <style:style style:name="P72" style:family="paragraph" style:parent-style-name="Text_20_body" style:list-style-name="L22"/>
    <style:style style:name="P73" style:family="paragraph" style:parent-style-name="Text_20_body" style:list-style-name="L22">
      <style:paragraph-properties fo:margin-top="0cm" fo:margin-bottom="0cm" style:contextual-spacing="false"/>
    </style:style>
    <style:style style:name="P74" style:family="paragraph" style:parent-style-name="Text_20_body" style:list-style-name="L23"/>
    <style:style style:name="P75" style:family="paragraph" style:parent-style-name="Text_20_body" style:list-style-name="L23">
      <style:paragraph-properties fo:margin-top="0cm" fo:margin-bottom="0cm" style:contextual-spacing="false"/>
    </style:style>
    <style:style style:name="P76" style:family="paragraph" style:parent-style-name="Text_20_body" style:list-style-name="L24"/>
    <style:style style:name="P77" style:family="paragraph" style:parent-style-name="Text_20_body" style:list-style-name="L24">
      <style:paragraph-properties fo:margin-top="0cm" fo:margin-bottom="0cm" style:contextual-spacing="false"/>
    </style:style>
    <style:style style:name="P78" style:family="paragraph" style:parent-style-name="Text_20_body" style:list-style-name="L25"/>
    <style:style style:name="P79" style:family="paragraph" style:parent-style-name="Text_20_body" style:list-style-name="L25">
      <style:paragraph-properties fo:margin-top="0cm" fo:margin-bottom="0cm" style:contextual-spacing="false"/>
    </style:style>
    <style:style style:name="P80" style:family="paragraph" style:parent-style-name="Text_20_body" style:list-style-name="L26"/>
    <style:style style:name="P81" style:family="paragraph" style:parent-style-name="Text_20_body" style:list-style-name="L26">
      <style:paragraph-properties fo:margin-left="0cm" fo:margin-right="0cm" fo:margin-top="0cm" fo:margin-bottom="0cm" style:contextual-spacing="false" fo:text-indent="0cm" style:auto-text-indent="false"/>
    </style:style>
    <style:style style:name="P82" style:family="paragraph" style:parent-style-name="Text_20_body" style:list-style-name="L26">
      <style:paragraph-properties fo:margin-top="0cm" fo:margin-bottom="0cm" style:contextual-spacing="false"/>
    </style:style>
    <style:style style:name="P83" style:family="paragraph" style:parent-style-name="Text_20_body" style:list-style-name="L27">
      <style:paragraph-properties fo:margin-top="0cm" fo:margin-bottom="0cm" style:contextual-spacing="false"/>
    </style:style>
    <style:style style:name="P84" style:family="paragraph" style:parent-style-name="Text_20_body" style:list-style-name="L28"/>
    <style:style style:name="P85" style:family="paragraph" style:parent-style-name="Text_20_body" style:list-style-name="L29"/>
    <style:style style:name="P86" style:family="paragraph" style:parent-style-name="Text_20_body" style:list-style-name="L29">
      <style:paragraph-properties fo:margin-top="0cm" fo:margin-bottom="0cm" style:contextual-spacing="false"/>
    </style:style>
    <style:style style:name="T1" style:family="text">
      <style:text-properties officeooo:rsid="001d6b20"/>
    </style:style>
    <style:style style:name="T2" style:family="text">
      <style:text-properties loext:padding="0cm" loext:border="none"/>
    </style:style>
    <style:style style:name="T3" style:family="text">
      <style:text-properties officeooo:rsid="0023fb90"/>
    </style:style>
    <style:style style:name="T4" style:family="text">
      <style:text-properties officeooo:rsid="00221345"/>
    </style:style>
    <style:style style:name="T5" style:family="text">
      <style:text-properties fo:font-weight="bold"/>
    </style:style>
    <style:style style:name="T6" style:family="text">
      <style:text-properties fo:font-weight="bold" officeooo:rsid="0029da2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4"><text:span text:style-name="Strong_20_Emphasis">İşbirliğini iyileştirmek </text:span></text:h>
      <text:p text:style-name="P4">Özgün olmak</text:p>
      <text:p text:style-name="P9">Adil biçimde vermek vermek ve almak</text:p>
      <text:p text:style-name="P9">Karşılıklı düşünmek</text:p>
      <text:p text:style-name="P9">Güven kazanmak</text:p>
      <text:p text:style-name="P9">Tutkulu olmak</text:p>
      <text:p text:style-name="P9">Etkili iletişim kurmak.</text:p>
      <text:p text:style-name="P4"/>
      <text:p text:style-name="P4"/>
      <text:h text:style-name="P2" text:outline-level="4">Ekibin gelişimindeki dört aşama</text:h>
      <text:h text:style-name="P3" text:outline-level="6">Oluşum </text:h>
      <text:section text:style-name="Sect1" text:name="collab_effect_team01_TK">
        <text:p text:style-name="P23">Oluşum aşamasında, grup ilk defa bir araya gelir. Henüz ekip olarak çalışamaz. Bu aşamada çok fazla endişe ve belirsizlik bulunur. </text:p>
      </text:section>
      <text:h text:style-name="P3" text:outline-level="6">Beyin Fırtınası </text:h>
      <text:p text:style-name="P23">Beyin Fırtınası aşamasında, ekip üyeleri zorlanır ve fikirlerinin ekip içinde göz önüne alınması için rekabet ederler. Beyin Fırtınası aşaması, çakışmayı ve rekabeti yansıtır. </text:p>
      <text:h text:style-name="P3" text:outline-level="6">Biçimlenme </text:h>
      <text:p text:style-name="P23">Biçimlenme aşamasında, ekip birleşik bir hedef ve karşılıklı olarak kabul edilen bir plan belirler. Grup, uyumlu bir birim—bir ekip—haline gelir. </text:p>
      <text:h text:style-name="P3" text:outline-level="6">Performans </text:h>
      <text:p text:style-name="P23">Performans aşamasında, ekip hedefine sorunsuz ve verimli bir biçimde ulaşır. Ekip, zirvesine ulaşmıştır. Bu aşamanın belirgin özelliği, yüksek üretkenliktir. </text:p>
      <text:p text:style-name="P4"/>
      <text:p text:style-name="P4"/>
      <text:p text:style-name="P4"/>
      <text:p text:style-name="P5"><text:span text:style-name="Strong_20_Emphasis">Oluşum</text:span> aşamasında sergilenen davranışlar:</text:p>
      <text:list text:style-name="L16">
        <text:list-item>
          <text:p text:style-name="P62">Diğerleri tarafından kabul edilmek için güçlü bir istek vardır. </text:p>
        </text:list-item>
        <text:list-item>
          <text:p text:style-name="P62">Üyeler arkadaş canlısı ve açıktır. </text:p>
        </text:list-item>
        <text:list-item>
          <text:p text:style-name="P62">Üyeler genellikle çatışmadan kaçınır. </text:p>
        </text:list-item>
        <text:list-item>
          <text:p text:style-name="P62">Üyeler, hiyerarşideki konumlarından emin değildir. </text:p>
        </text:list-item>
        <text:list-item>
          <text:p text:style-name="P61">Üyeler, grubun hedeflerinden emin değildir. </text:p>
        </text:list-item>
      </text:list>
      <text:p text:style-name="Text_20_body"><text:span text:style-name="Strong_20_Emphasis">Oluşum</text:span> aşamasındaki yaygın tehlikeler:</text:p>
      <text:list text:style-name="L17">
        <text:list-item>
          <text:p text:style-name="P64">Grup, yapıcı çatışmadan kaçınabilir. </text:p>
        </text:list-item>
        <text:list-item>
          <text:p text:style-name="P63">Gerilim ya da tehdit olmadan çok fazla iş yapılamaz. </text:p>
        </text:list-item>
      </text:list>
      <text:p text:style-name="P4"/>
      <text:p text:style-name="P4"/>
      <text:p text:style-name="P5"><text:span text:style-name="Strong_20_Emphasis">Beyin Fırtınası</text:span> aşamasında sergilenen davranışlar:</text:p>
      <text:list text:style-name="L18">
        <text:list-item>
          <text:p text:style-name="P66">Üyeler rahatsız ve rekabetçi hisseder. </text:p>
        </text:list-item>
        <text:list-item>
          <text:p text:style-name="P66">Üyeler odaklı değildir. </text:p>
        </text:list-item>
        <text:list-item>
          <text:p text:style-name="P66">Üyeler başarısızdır. </text:p>
        </text:list-item>
        <text:list-item>
          <text:p text:style-name="P65">Üyeler işbirliğine odaklı değildir. </text:p>
        </text:list-item>
      </text:list>
      <text:p text:style-name="Text_20_body"><text:span text:style-name="Strong_20_Emphasis"/></text:p>
      <text:p text:style-name="Text_20_body"><text:span text:style-name="Strong_20_Emphasis"/></text:p>
      <text:p text:style-name="Text_20_body"><text:soft-page-break/><text:span text:style-name="Strong_20_Emphasis">Beyin Fırtınası</text:span> aşamasındaki yaygın tehlikeler:</text:p>
      <text:list text:style-name="L19">
        <text:list-item>
          <text:p text:style-name="P68">İnsanlar birbirlerinin duygularını incitir. </text:p>
        </text:list-item>
        <text:list-item>
          <text:p text:style-name="P67">Grup bu aşamada takılıp kalır. </text:p>
        </text:list-item>
      </text:list>
      <text:list text:style-name="L20">
        <text:list-item>
          <text:p text:style-name="P69">Çok az iş yapılır. </text:p>
        </text:list-item>
      </text:list>
      <text:p text:style-name="P4"/>
      <text:p text:style-name="P4"/>
      <text:p text:style-name="P5"><text:span text:style-name="Strong_20_Emphasis">Biçimlenme</text:span> aşamasında sergilenen davranışlar:</text:p>
      <text:list text:style-name="L21">
        <text:list-item>
          <text:p text:style-name="P71">Üyeler, çatışmanın sona ermesi nedeniyle rahatlar. </text:p>
        </text:list-item>
        <text:list-item>
          <text:p text:style-name="P71">Fikirlerinden bazıları uygulanmayacağı için üyeler hayal kırıklığına uğramış olabilir. </text:p>
        </text:list-item>
        <text:list-item>
          <text:p text:style-name="P70">Üyeler, karşılıklı olarak kabul edilen hedeflere ulaşmak için sabırsızlanır. </text:p>
        </text:list-item>
      </text:list>
      <text:p text:style-name="Text_20_body"><text:span text:style-name="Strong_20_Emphasis">Biçimlenme</text:span> aşamasındaki yaygın tehlikeler:</text:p>
      <text:list text:style-name="L22">
        <text:list-item>
          <text:p text:style-name="P73">Memnuniyetsizlik ve dışarıda bırakılmış olma hissi vardır. </text:p>
        </text:list-item>
        <text:list-item>
          <text:p text:style-name="P73">Kararlaştırılan hedefler doğrultusunda çalışma motivasyonu yoktur. </text:p>
        </text:list-item>
        <text:list-item>
          <text:p text:style-name="P72">Bir rehavet—işin zor kısmının yapıldığı ve gerisinin kolay olduğu düşüncesi—duygusu oluşur. </text:p>
        </text:list-item>
      </text:list>
      <text:p text:style-name="P5"><text:span text:style-name="Strong_20_Emphasis">Performans</text:span> aşamasında sergilenen davranışlar:</text:p>
      <text:list text:style-name="L23">
        <text:list-item>
          <text:p text:style-name="P75">Üyeler motivedir ve iş hakkında heyecanlıdır. </text:p>
        </text:list-item>
        <text:list-item>
          <text:p text:style-name="P75">Üyeler, diğerlerinin onayladığı kararlar alabilir. </text:p>
        </text:list-item>
        <text:list-item>
          <text:p text:style-name="P74">Ekip, üretken ve etkilidir. </text:p>
        </text:list-item>
      </text:list>
      <text:p text:style-name="Text_20_body"><text:span text:style-name="Strong_20_Emphasis">Performans</text:span> aşamasındaki yaygın tehlikeler:</text:p>
      <text:list text:style-name="L24">
        <text:list-item>
          <text:p text:style-name="P77">Ekip, değiştirilen hedefler veya farklı bir liderlik gibi koşullarda oluşan değişiklikler nedeniyle Beyin Fırtınası veya Biçimlenme aşamasına geri dönebilir. </text:p>
        </text:list-item>
        <text:list-item>
          <text:p text:style-name="P76">Üyeler rehavete kapılabilir ve gevşeyebilir. </text:p>
        </text:list-item>
      </text:list>
      <text:h text:style-name="P1" text:outline-level="3">Sanal işbirliği</text:h>
      <text:p text:style-name="P4"><text:span text:style-name="Strong_20_Emphasis">İçerik alanıyla</text:span> başlarsak, bu, iki veya daha fazla kişinin işbirliği içinde yaptıkları, onların bir ekibin parçası olup olmadıklarını belirleyen iştir. Sanal bir ortamda, görevlendirme aynıdır ama araçlar çok farklı olabilir. </text:p>
      <text:p text:style-name="P4"/>
      <text:p text:style-name="P4"><text:span text:style-name="Strong_20_Emphasis">İlişkisel alana</text:span> gelirsek, bu, işbirliği yapanlar arasındaki insani bağlantı ve iletişimdir. Sanal bir ortamda, e-posta, telefon, mesajlaşma araçları, web konferans vs. gibi daha dar kanallardan geçtiğinde sosyal etkileşimler daha zordur. </text:p>
      <text:p text:style-name="P4"/>
      <text:p text:style-name="P12"><text:span text:style-name="T1">EKİPLE </text:span>Elektronik iletişim neden zorludur?</text:p>
      <text:p text:style-name="P11">İnsanları göremez ve vücut dillerini okuyamazsınız. </text:p>
      <text:list text:style-name="L25">
        <text:list-item>
          <text:p text:style-name="P79">Yanlış anlaşılma olasılığı vardır. </text:p>
        </text:list-item>
        <text:list-item>
          <text:p text:style-name="P78">Konferans görüşmelerde diyalogların duyulması zor olabilir. </text:p>
        </text:list-item>
      </text:list>
      <text:p text:style-name="P10"/>
      <text:p text:style-name="P10"/>
      <text:p text:style-name="P10"/>
      <text:p text:style-name="P10"/>
      <text:p text:style-name="P10"/>
      <text:p text:style-name="P10"><text:soft-page-break/></text:p>
      <text:p text:style-name="P11">Sofia ile Akio, bir proje üzerinde birlikte çalışıyor.</text:p>
      <text:p text:style-name="Text_20_body">Sofia Hindistan'da, Akio ise Japonya'da çalışıyor.</text:p>
      <text:p text:style-name="Text_20_body">Geçtiğimiz hafta, Akio ile bir sanal görüşme gerçekleştiren Sofia, Akio'ya bir proje için kendisine yardımcı olup olamayacağını sordu. Akio, "Evet" dedi.</text:p>
      <text:p text:style-name="Text_20_body">Ancak şimdi, bir hafta sonra, Akio henüz proje üzerinde çalışmaya başlamadı</text:p>
      <text:p text:style-name="P10"/>
      <text:p text:style-name="P10"/>
      <text:p text:style-name="P11">Bu sanal ekip, farklı şekilde iletişim kuran farklı kültürlerden insanları içeriyor.</text:p>
      <text:section text:style-name="Sect1" text:name="c-00030300">
        <text:p text:style-name="Text_20_body">Hindistan'daki Sofia için "Evet", "Kabul ediyorum" anlamına geliyor. Japonya'daki Akio için "Evet", "Bunu düşüneceğim" anlamına geliyor.</text:p>
        <text:p text:style-name="Text_20_body">Sofia, yüz yüze olsalardı Akio'nun bir söz vermediğini görebilirdi, ancak telefonda, bu kültürel farklılık bir yanlış anlamaya neden oldu.</text:p>
      </text:section>
      <text:p text:style-name="P10"/>
      <text:p text:style-name="P10"/>
      <text:p text:style-name="P8">İŞTE BU NOKTA</text:p>
      <text:p text:style-name="P8">ELEKTRONİK </text:p>
      <text:p text:style-name="P8">KÜLTÜREL</text:p>
      <text:p text:style-name="P8">SAAT DİLİMİNDE SIKINTILAR OLUŞUYO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7" text:outline-level="5">Sanal bir ortamda etkili işbirliğine yönelik eylemler</text:h>
      <text:list text:style-name="L26">
        <text:list-item>
          <text:p text:style-name="P81"><text:span text:style-name="Strong_20_Emphasis"><text:span text:style-name="T2">Özgün olmak. </text:span></text:span><text:span text:style-name="T2">Kötü giden bir şeyin sorumluluğunu üstlenin. Örneğin, bir müşteri görüşmesi sırasında, diğer ekip üyelerinin hatalarını kabul etmelerini beklemeyin; araya girin ve düzeltici eylemin nasıl gerçekleştirileceğini birlikte belirleyin. </text:span></text:p>
        </text:list-item>
        <text:list-item>
          <text:p text:style-name="P82"><text:span text:style-name="Strong_20_Emphasis"><text:span text:style-name="T2">Adil biçimde vermek ve almak. </text:span></text:span><text:span text:style-name="T2">Takdiri tüm ekiple paylaşın; örneğin, bir projenin sonuçlarını paylaşmak için bir sunu oluştururken, tüm meslektaşlarınızın adlarını ve katkılarını belirtin. </text:span></text:p>
        </text:list-item>
        <text:list-item>
          <text:p text:style-name="P82"><text:span text:style-name="Strong_20_Emphasis"><text:span text:style-name="T2">Karşılıklı düşünmek. </text:span></text:span><text:span text:style-name="T2">Daha önce kararlaştırılmış olan kararları göz ardı etmeyen önerilerde bulunun. </text:span></text:p>
        </text:list-item>
        <text:list-item>
          <text:p text:style-name="P82"><text:span text:style-name="Strong_20_Emphasis"><text:span text:style-name="T2">Güven kazanın. </text:span></text:span><text:span text:style-name="T2">Eylem yapmanızı gerektiren taleplere zaman kaybetmeden yanıt verin; örneğin, bir görevi tamamlayın ya da şirketin işbirliği aracına bırakılan bir yoruma yanıt verin. </text:span></text:p>
        </text:list-item>
        <text:list-item>
          <text:p text:style-name="P82"><text:soft-page-break/><text:span text:style-name="Strong_20_Emphasis"><text:span text:style-name="T2">Tutkulu olmak. </text:span></text:span><text:span text:style-name="T2">Sesinizin heyecanınızı yansıtmasına izin verin; örneğin, bir telefon görüşmesinde, mutluluğunuzu paylaşmak için takdirinizi gösteren sözcükler ve ifadeler kullanın. </text:span></text:p>
        </text:list-item>
        <text:list-item>
          <text:p text:style-name="P80"><text:span text:style-name="Strong_20_Emphasis"><text:span text:style-name="T2">Etkili iletişim kurmak.</text:span></text:span><text:span text:style-name="T2"> Duygularınızı belirtmek için e-postalarda ifade simgeleri kullanın; örneğin, bir meslektaşınıza size yardımcı olduğu için teşekkür etmek amacıyla gönderdiğiniz e-postaya bir "yıldız" ekleyin. </text:span></text:p>
        </text:list-item>
      </text:list>
      <text:h text:style-name="P6" text:outline-level="3">Sanal işbirliği araçları</text:h>
      <text:p text:style-name="P8"/>
      <text:p text:style-name="P13">Eposta</text:p>
      <text:p text:style-name="P8">Avantajlar</text:p>
      <text:p text:style-name="P8"/>
      <text:p text:style-name="P8"><text:s text:c="4"/>Bir e-postayı yazmak için bolca zaman ayırabilir ve gerektiğince kesin olmasını sağlayabilirsiniz.</text:p>
      <text:p text:style-name="P8"><text:s text:c="4"/>E-postanın bir kopyasını saklayabilir ve ne gönderdiğinizi ve ne zaman gönderdiğinizi bilirsiniz.</text:p>
      <text:p text:style-name="P8"><text:s text:c="4"/>Alıcılarınız, e-postayı işleri bölünmeden, istedikleri zaman okuyabilirler.</text:p>
      <text:p text:style-name="P8"><text:s text:c="4"/>Alıcılarınız, e-postayı kolayca paylaşabilir ya da yanıtlayabilirler.</text:p>
      <text:p text:style-name="P8"/>
      <text:p text:style-name="P8"><text:tab/></text:p>
      <text:p text:style-name="P8"/>
      <text:p text:style-name="P8">Dezavantajlar</text:p>
      <text:p text:style-name="P8"/>
      <text:p text:style-name="P8"><text:s text:c="4"/>Göz ardı edilmesi kolaydır.</text:p>
      <text:p text:style-name="P8"><text:s text:c="4"/>Diğer sayısız e-posta iletisi arasında kaybolabilir.</text:p>
      <text:p text:style-name="P8"><text:s text:c="4"/>"Kopya" listeleri suistimal edilebilir.</text:p>
      <text:p text:style-name="P8"><text:s text:c="4"/>Duygusal ya da insani içeriği iyi taşımaz.</text:p>
      <text:p text:style-name="P8"/>
      <text:p text:style-name="P14">Sohbet</text:p>
      <text:p text:style-name="P8"/>
      <text:p text:style-name="P8">Avantajlar</text:p>
      <text:p text:style-name="P8"/>
      <text:p text:style-name="P8"><text:s text:c="4"/>Anında yanıt almanıza imkan tanır.</text:p>
      <text:p text:style-name="P8"><text:s text:c="4"/>Resmi değildir ve bir sohbet stiline olanak sağlar.</text:p>
      <text:p text:style-name="P8"><text:s text:c="4"/>İfade simgelerinin kullanımı aracılığıyla az da olsa duygusal bağlam katar.</text:p>
      <text:p text:style-name="P8"><text:s text:c="4"/>Bir kişinin telefon görüşmesi için müsait olup olmadığını belirlemenin iyi bir yoludur.</text:p>
      <text:p text:style-name="P8"/>
      <text:p text:style-name="P8"><text:tab/></text:p>
      <text:p text:style-name="P8"/>
      <text:p text:style-name="P8">Dezavantajlar</text:p>
      <text:p text:style-name="P8"/>
      <text:p text:style-name="P8"><text:s text:c="4"/>İşin bölünmesine neden olabilir.</text:p>
      <text:p text:style-name="P8"><text:s text:c="4"/>Özellikle kaydetmezseniz, kaybolabilir.</text:p>
      <text:p text:style-name="P8"><text:s text:c="4"/>Hızla yazılması nedeniyle tutarsızlıklar ya da eksik bilgiler içerebilir.</text:p>
      <text:p text:style-name="P15"/>
      <text:p text:style-name="P15"/>
      <text:p text:style-name="P15">Telefonda</text:p>
      <text:p text:style-name="P15"/>
      <table:table table:name="Tablo1" table:style-name="Tablo1">
        <table:table-column table:style-name="Tablo1.A"/>
        <table:table-column table:style-name="Tablo1.B"/>
        <table:table-row>
          <table:table-cell table:style-name="Tablo1.A1" office:value-type="string">
            <text:p text:style-name="P22"><text:span text:style-name="Strong_20_Emphasis">vantajlar</text:span></text:p>
            <text:list text:style-name="L1">
              <text:list-item>
                <text:p text:style-name="P28">Anında yanıt almanıza yardımcı olur. </text:p>
              </text:list-item>
              <text:list-item>
                <text:p text:style-name="P28">Hızlıdır ve kullanımı kolaydır. </text:p>
              </text:list-item>
              <text:list-item>
                <text:p text:style-name="P28">Resmi değildir ve bir sohbet stiline <text:soft-page-break/>olanak sağlar. </text:p>
              </text:list-item>
              <text:list-item>
                <text:p text:style-name="P28">Ses tonları aracılığıyla az da olsa duygusal bağlam katar. </text:p>
              </text:list-item>
              <text:list-item>
                <text:p text:style-name="P29">Konuşmacıların fikirlerini toparlamaları için zaman sağlar. </text:p>
              </text:list-item>
            </text:list>
          </table:table-cell>
          <table:table-cell table:style-name="Tablo1.A1" office:value-type="string">
            <text:p text:style-name="P21"><text:span text:style-name="Strong_20_Emphasis">Dezavantajlar</text:span></text:p>
            <text:list text:style-name="L2">
              <text:list-item>
                <text:p text:style-name="P30">Farklı saat dilimleri, müsaitlik sorunlarına yol açabilir. </text:p>
              </text:list-item>
              <text:list-item>
                <text:p text:style-name="P30">Düşük kalite ya da ortamdaki gürültü, sesin <text:soft-page-break/>duyulmasını zorlaştırabilir. </text:p>
              </text:list-item>
              <text:list-item>
                <text:p text:style-name="P30">Sözlü diyaloglar belgelenmez. </text:p>
              </text:list-item>
              <text:list-item>
                <text:p text:style-name="P31">Sözsüz ifadeler yanlış anlaşılabilir</text:p>
              </text:list-item>
            </text:list>
          </table:table-cell>
        </table:table-row>
      </table:table>
      <text:p text:style-name="P15"/>
      <text:p text:style-name="P15"/>
      <text:p text:style-name="P16">Sanal toplantı</text:p>
      <text:p text:style-name="P16"/>
      <text:p text:style-name="P16"/>
      <table:table table:name="Tablo2" table:style-name="Tablo2">
        <table:table-column table:style-name="Tablo2.A"/>
        <table:table-column table:style-name="Tablo2.B"/>
        <table:table-row>
          <table:table-cell table:style-name="Tablo2.A1" office:value-type="string">
            <text:p text:style-name="P22"><text:span text:style-name="Strong_20_Emphasis">Avantajlar</text:span></text:p>
            <text:list text:style-name="L3">
              <text:list-item>
                <text:p text:style-name="P32">Bilgileri herhangi bir zamanda, herhangi bir yerde hızla ve güvenle dağıtabilirsiniz. </text:p>
              </text:list-item>
              <text:list-item>
                <text:p text:style-name="P32">Yüksek güvenlikli bir ortamda uygulamaları paylaşabilir ve sunum yapabilirsiniz. </text:p>
              </text:list-item>
              <text:list-item>
                <text:p text:style-name="P33">Bir web tarayıcı ve İnternet bağlantısı yoluyla kullanımı kolay bir arayüz kullanarak kendi toplantınızı oluşturabilir ve gerçekleştirebilirsiniz. </text:p>
              </text:list-item>
            </text:list>
          </table:table-cell>
          <table:table-cell table:style-name="Tablo2.A1" office:value-type="string">
            <text:p text:style-name="P21"><text:span text:style-name="Strong_20_Emphasis">Dezavantajlar</text:span></text:p>
            <text:list text:style-name="L4">
              <text:list-item>
                <text:p text:style-name="P34">Güvenilir bir İnternet bağlantısı gereklidir. </text:p>
              </text:list-item>
              <text:list-item>
                <text:p text:style-name="P34">Performans düşük olabilir. </text:p>
              </text:list-item>
              <text:list-item>
                <text:p text:style-name="P35">Bazı kullanıcılar, teknolojiye ve kullanıcı arayüzüne bağlı olarak zorlanabilir. </text:p>
              </text:list-item>
            </text:list>
          </table:table-cell>
        </table:table-row>
      </table:table>
      <text:p text:style-name="P16"/>
      <text:p text:style-name="P16"/>
      <text:p text:style-name="P16"/>
      <text:p text:style-name="P16"/>
      <text:p text:style-name="P16">E-posta simgesi</text:p>
      <text:p text:style-name="P16"><text:tab/></text:p>
      <text:p text:style-name="P16"/>
      <text:p text:style-name="P16">E-postayı şu amaçlarla kullanın:</text:p>
      <text:p text:style-name="P16"/>
      <text:p text:style-name="P16"><text:s text:c="4"/>Bir iletişimin çok sayıda insana gönderilmesi</text:p>
      <text:p text:style-name="P16"><text:s text:c="4"/>İletişimin kaydının tutulması</text:p>
      <text:p text:style-name="P16"><text:s text:c="4"/>Farklı saat dilimlerindeki insanlarla iletişim kurulması</text:p>
      <text:p text:style-name="P16"><text:s text:c="4"/>Alıcıların iletişimi kendi belirleyecekleri hızda okumasına olanak sağlanması</text:p>
      <text:p text:style-name="P16"><text:s text:c="4"/>Gerçeklere dayanan bilgilerin paylaşılması</text:p>
      <text:p text:style-name="P16"/>
      <text:p text:style-name="P16"><text:tab/></text:p>
      <text:p text:style-name="P16"/>
      <text:p text:style-name="P16">E-postayı şu amaçlarla kullanmayın:</text:p>
      <text:p text:style-name="P16"/>
      <text:p text:style-name="P16"><text:s text:c="4"/>Karmaşık yönergelerin aktarılması ya da daha fazla soruya neden olacak ve daha fazla açıklama gerektirecek soruların sorulması</text:p>
      <text:p text:style-name="P16"><text:s text:c="4"/>Hassas bilgilerin ya da geri bildirimin iletilmesi</text:p>
      <text:p text:style-name="P16"><text:s text:c="4"/>Müzakere ya da beyin fırtınası yapılması</text:p>
      <text:p text:style-name="P16"/>
      <text:p text:style-name="P16"/>
      <text:p text:style-name="P16"/>
      <text:p text:style-name="P16"/>
      <text:p text:style-name="P16"/>
      <text:p text:style-name="P16"/>
      <text:p text:style-name="P16"/>
      <text:p text:style-name="P16"/>
      <text:p text:style-name="P16"><text:soft-page-break/></text:p>
      <table:table table:name="Tablo3" table:style-name="Tablo3">
        <table:table-column table:style-name="Tablo3.A"/>
        <table:table-column table:style-name="Tablo3.B"/>
        <table:table-row>
          <table:table-cell table:style-name="Tablo3.A1" office:value-type="string">
            <text:p text:style-name="P22"><text:span text:style-name="Strong_20_Emphasis"><text:span text:style-name="T3">soh</text:span></text:span><text:span text:style-name="Strong_20_Emphasis">hbeti şu amaçlarla kullanın:</text:span></text:p>
            <text:list text:style-name="L5">
              <text:list-item>
                <text:p text:style-name="P36">Anında yanıt alınması </text:p>
              </text:list-item>
              <text:list-item>
                <text:p text:style-name="P36">Meslektaşlara bir telefon görülmesi için müsait olup olmadıklarının sorulması </text:p>
              </text:list-item>
              <text:list-item>
                <text:p text:style-name="P36">Kısa bir soru sorulması </text:p>
              </text:list-item>
              <text:list-item>
                <text:p text:style-name="P37">Resmi olmayan bir biçimde sohbet edilmesi </text:p>
              </text:list-item>
            </text:list>
          </table:table-cell>
          <table:table-cell table:style-name="Tablo3.A1" office:value-type="string">
            <text:p text:style-name="P21"><text:span text:style-name="Strong_20_Emphasis">Sohbeti şu amaçlarla kullanmayın:</text:span></text:p>
            <text:list text:style-name="L6">
              <text:list-item>
                <text:p text:style-name="P38">Açıklanması gereken karmaşık bilgilerin iletilmesi </text:p>
              </text:list-item>
              <text:list-item>
                <text:p text:style-name="P38">Gizli verilerin iletilmesi </text:p>
              </text:list-item>
              <text:list-item>
                <text:p text:style-name="P39">Büyük bir grupla iletişim kurulması </text:p>
              </text:list-item>
            </text:list>
          </table:table-cell>
        </table:table-row>
      </table:table>
      <text:p text:style-name="P16"/>
      <text:p text:style-name="P16"/>
      <table:table table:name="Tablo4" table:style-name="Tablo4">
        <table:table-column table:style-name="Tablo4.A"/>
        <table:table-column table:style-name="Tablo4.B"/>
        <table:table-row>
          <table:table-cell table:style-name="Tablo4.A1" office:value-type="string">
            <text:p text:style-name="P22"><text:span text:style-name="Strong_20_Emphasis">lefon görüşmelerini şu amaçlarla kullanın:</text:span></text:p>
            <text:list text:style-name="L7">
              <text:list-item>
                <text:p text:style-name="P40">Bir tartışma yapılması </text:p>
              </text:list-item>
              <text:list-item>
                <text:p text:style-name="P40">Fikirler için beyin fırtınası yapılması </text:p>
              </text:list-item>
              <text:list-item>
                <text:p text:style-name="P40">Hassas bilgilerin ya da geri bildirimin iletilmesi </text:p>
              </text:list-item>
              <text:list-item>
                <text:p text:style-name="P41">Diğerleri ile kişisel olarak bağlantı kurulması </text:p>
              </text:list-item>
            </text:list>
          </table:table-cell>
          <table:table-cell table:style-name="Tablo4.A1" office:value-type="string">
            <text:p text:style-name="P21"><text:span text:style-name="Strong_20_Emphasis">Telefon görüşmelerini şu amaçlarla kullanmayın:</text:span></text:p>
            <text:list text:style-name="L8">
              <text:list-item>
                <text:p text:style-name="P42">Önemsiz sorguların açıklığa kavuşturulması </text:p>
              </text:list-item>
              <text:list-item>
                <text:p text:style-name="P43">Gerçeklere dayanan ve istatistiksel verilerin aktarılması </text:p>
              </text:list-item>
            </text:list>
          </table:table-cell>
        </table:table-row>
      </table:table>
      <text:p text:style-name="P16"/>
      <text:p text:style-name="P16"/>
      <text:p text:style-name="P16">,</text:p>
      <text:p text:style-name="P16"/>
      <text:p text:style-name="P16"/>
      <text:p text:style-name="P16"/>
      <table:table table:name="Tablo5" table:style-name="Tablo5">
        <table:table-column table:style-name="Tablo5.A"/>
        <table:table-column table:style-name="Tablo5.B"/>
        <table:table-row>
          <table:table-cell table:style-name="Tablo5.A1" office:value-type="string">
            <text:p text:style-name="P22"><text:span text:style-name="Strong_20_Emphasis">Sanal toplantıları şu amaçlarla kullanın:</text:span></text:p>
            <text:list text:style-name="L9">
              <text:list-item>
                <text:p text:style-name="P44">Bir dizi adımın veya bir prosedürün gösterilmesi </text:p>
              </text:list-item>
              <text:list-item>
                <text:p text:style-name="P44">Sunumunuzun görüntülenmesi </text:p>
              </text:list-item>
              <text:list-item>
                <text:p text:style-name="P45">Bir uygulamanın özelliklerinin açıklanması </text:p>
              </text:list-item>
            </text:list>
          </table:table-cell>
          <table:table-cell table:style-name="Tablo5.A1" office:value-type="string">
            <text:p text:style-name="P21"><text:span text:style-name="Strong_20_Emphasis">Sanal toplantıları şu durumlarda kullanmayın:</text:span></text:p>
            <text:list text:style-name="L10">
              <text:list-item>
                <text:p text:style-name="P46">Göstereceğiniz bir şey olmadığında </text:p>
              </text:list-item>
              <text:list-item>
                <text:p text:style-name="P47">Fikirlerinizi ya da yaklaşımınızı meslektaşlarınıza açıklamanız gerekmediğinde </text:p>
              </text:list-item>
            </text:list>
          </table:table-cell>
        </table:table-row>
      </table:table>
      <text:p text:style-name="P16"/>
      <text:p text:style-name="P16"/>
      <text:p text:style-name="P17"><text:span text:style-name="Strong_20_Emphasis">Slack</text:span>, bulut tabanlı bir ekip işbirliği aracıdır. Bunu tüm grubunuzla işbirliği yapmak için kullanabilirsiniz. Ayrıca, ekibinizle doğrudan işinizle bağlantılı, özel olarak ayrılmış bir kanal ya da bir dizi kanal üzerinden iletişim kurmanıza imkan tanır. Ek olarak, kanallar aracılığıyla dosyaları ve görüntüleri ya da iki veya daha fazla kişi arasında doğrudan iletileri gerçek zamanlı olarak paylaşabilirsiniz. </text:p>
      <text:list text:style-name="L27">
        <text:list-item>
          <text:p text:style-name="P83"><text:span text:style-name="Strong_20_Emphasis">Skype</text:span>, görüntülü sohbet veya konferans için etkili bir seçenektir. </text:p>
        </text:list-item>
      </text:list>
      <text:list text:style-name="L28">
        <text:list-item>
          <text:p text:style-name="P84"><text:span text:style-name="Strong_20_Emphasis">Mural</text:span>, planları ve fikirleri ekibinizle birlikte kaydetmenize olanak sağlayan web tabanlı bir sanal beyaz tahtadır. Bunu tüm fikirleri bir araya getirmek, beyin fırtınası yapmak, beyaz tahtayı paylaşmak ve eylem planları oluşturmak için bir sanal işbirliği alanı olarak kullanabilirsiniz. </text:p>
        </text:list-item>
      </text:list>
      <text:p text:style-name="P16"/>
      <text:p text:style-name="P16"/>
      <text:p text:style-name="P16"><text:soft-page-break/></text:p>
      <text:p text:style-name="P16"/>
      <text:p text:style-name="P16"/>
      <text:p text:style-name="P18">üç çeviklik ilkesi için aşağıdaki şemaya bakın: </text:p>
      <text:p text:style-name="P24"><text:span text:style-name="Strong_20_Emphasis"><text:span text:style-name="T4">bir sonucun öngörülmesi</text:span></text:span><text:span text:style-name="T4">, </text:span>Müşteriye ya da iş değerine odaklanarak. </text:p>
      <text:p text:style-name="P18"><text:span text:style-name="Strong_20_Emphasis"/></text:p>
      <text:p text:style-name="P24"><text:span text:style-name="Strong_20_Emphasis"><text:span text:style-name="T4">yineleme</text:span></text:span><text:span text:style-name="T4"> </text:span>Esnek olarak ve uyum sağlayarak, aynı zamanda sürekli iyileştirmeyi hedefleyerek.</text:p>
      <text:p text:style-name="P18"/>
      <text:p text:style-name="P18"/>
      <text:p text:style-name="P18">ve </text:p>
      <text:p text:style-name="P18"><text:span text:style-name="Strong_20_Emphasis"/></text:p>
      <text:p text:style-name="P24"><text:span text:style-name="Strong_20_Emphasis"><text:span text:style-name="T4">ekipler için</text:span></text:span><text:span text:style-name="T4"> </text:span><text:span text:style-name="Strong_20_Emphasis"><text:span text:style-name="T4">kendi kendine yönlendirme</text:span></text:span><text:span text:style-name="T4">. </text:span>Ekip çalışması ve işbirliği aracılığıyla ve kendi kendinizi yöneterek.</text:p>
      <text:p text:style-name="P18"/>
      <text:p text:style-name="P18"/>
      <text:p text:style-name="P18">gereksinimleri açığa çıkarma </text:p>
      <text:p text:style-name="P18"/>
      <text:p text:style-name="P18"/>
      <table:table table:name="Tablo6" table:style-name="Tablo6">
        <table:table-column table:style-name="Tablo6.A"/>
        <table:table-column table:style-name="Tablo6.B"/>
        <table:table-row>
          <table:table-cell table:style-name="Tablo6.A1" office:value-type="string">
            <text:p text:style-name="P25"><text:span text:style-name="Strong_20_Emphasis">  Adım 1: Hazırlanın.</text:span></text:p>
          </table:table-cell>
          <table:table-cell table:style-name="Tablo6.A1" office:value-type="string">
            <text:list text:style-name="L11">
              <text:list-item>
                <text:p text:style-name="P48">Talebi anlayın. </text:p>
              </text:list-item>
              <text:list-item>
                <text:p text:style-name="P48">Nasıl ilerleyeceğinizi öğrenmek için soracağınız soruları belirleyin. </text:p>
              </text:list-item>
              <text:list-item>
                <text:p text:style-name="P49">Bir ön eylem planı oluşturun. </text:p>
              </text:list-item>
            </text:list>
          </table:table-cell>
        </table:table-row>
        <table:table-row>
          <table:table-cell table:style-name="Tablo6.A1" office:value-type="string">
            <text:p text:style-name="P25"><text:span text:style-name="Strong_20_Emphasis">  Adım 2: Araştırmayı yapın. </text:span></text:p>
          </table:table-cell>
          <table:table-cell table:style-name="Tablo6.A1" office:value-type="string">
            <text:list text:style-name="L12">
              <text:list-item>
                <text:p text:style-name="P50">Bilgileri toplayın ve analiz edin. </text:p>
              </text:list-item>
              <text:list-item>
                <text:p text:style-name="P51">Araştırmanın tamamlandığından emin olun. </text:p>
              </text:list-item>
            </text:list>
          </table:table-cell>
        </table:table-row>
        <table:table-row>
          <table:table-cell table:style-name="Tablo6.A1" office:value-type="string">
            <text:p text:style-name="P26"><text:span text:style-name="Strong_20_Emphasis">  Adım 3: Ne yapacağınıza karar verin.</text:span></text:p>
          </table:table-cell>
          <table:table-cell table:style-name="Tablo6.A1" office:value-type="string">
            <text:list text:style-name="L13">
              <text:list-item>
                <text:p text:style-name="P52">Birden fazla çözüm belirleyin. </text:p>
              </text:list-item>
              <text:list-item>
                <text:p text:style-name="P52">Potansiyel çözümleri değerlendirin. </text:p>
              </text:list-item>
              <text:list-item>
                <text:p text:style-name="P53">Hangi çözümü takip edeceğinize karar verin. </text:p>
              </text:list-item>
            </text:list>
          </table:table-cell>
        </table:table-row>
        <table:table-row>
          <table:table-cell table:style-name="Tablo6.A1" office:value-type="string">
            <text:p text:style-name="P26"><text:span text:style-name="Strong_20_Emphasis">  Adım 4: İşi yapın.</text:span></text:p>
          </table:table-cell>
          <table:table-cell table:style-name="Tablo6.A1" office:value-type="string">
            <text:list text:style-name="L14">
              <text:list-item>
                <text:p text:style-name="P54">Fikirlerinizi düzenleyin ve gözden geçirin. </text:p>
              </text:list-item>
              <text:list-item>
                <text:p text:style-name="P54">İşinizi test edin. </text:p>
              </text:list-item>
              <text:list-item>
                <text:p text:style-name="P55">Planı uygulayın ve gereken şekilde revize edin. </text:p>
              </text:list-item>
            </text:list>
          </table:table-cell>
        </table:table-row>
        <table:table-row>
          <table:table-cell table:style-name="Tablo6.A1" office:value-type="string">
            <text:p text:style-name="P26"><text:span text:style-name="Strong_20_Emphasis">  Adım 5: İşi teslim edin.</text:span></text:p>
          </table:table-cell>
          <table:table-cell table:style-name="Tablo6.A1" office:value-type="string">
            <text:list text:style-name="L15">
              <text:list-item>
                <text:p text:style-name="P56">İşi gözden geçirerek memnuniyet sağlayın. </text:p>
              </text:list-item>
              <text:list-item>
                <text:p text:style-name="P57">Müşteriye teslim edi</text:p>
              </text:list-item>
            </text:list>
          </table:table-cell>
        </table:table-row>
      </table:table>
      <text:p text:style-name="P19">Bir projeyi daha iyi anlamanıza yardımcı olması için aşağıdaki soruları değerlendirin:</text:p>
      <text:list text:style-name="L29">
        <text:list-item>
          <text:p text:style-name="P86">Talep eden kişi ya da müşteri ne istiyor? Hedefi nedir? Bu talebi kendi sözcüklerinizle nasıl açıklayabilirsiniz? </text:p>
        </text:list-item>
        <text:list-item>
          <text:p text:style-name="P86">Müşteri bunu neden istiyor? </text:p>
        </text:list-item>
        <text:list-item>
          <text:p text:style-name="P86">Diğer paydaşlar (ilgili taraflar) kimlerdir? </text:p>
        </text:list-item>
        <text:list-item>
          <text:p text:style-name="P86">Bunu yapması gereken kişi siz misiniz? </text:p>
        </text:list-item>
        <text:list-item>
          <text:p text:style-name="P86">Bunun ne zamana kadar yapılması gerekiyor? </text:p>
        </text:list-item>
        <text:list-item>
          <text:p text:style-name="P85">Bu görevi tamamlamak için hangi malzemelere, kaynaklara, erişime ve diğer şeylere ihtiyacınız olacak? </text:p>
        </text:list-item>
      </text:list>
      <text:p text:style-name="P18"/>
      <text:p text:style-name="P18"/>
      <text:p text:style-name="P18"/>
      <text:p text:style-name="P18"><text:soft-page-break/></text:p>
      <text:p text:style-name="P18">Ön eylem planı, tamamlanma tarihine, önemli oyunculara, önemli aşamalara, ilgili kişilere ve kaynaklara ilişkin bilgi edinmek için uygulamanız gereken bir yaklaşımdır. Bu, bir eylem planından farklıdır. Bir eylem planı, yüksek kaliteli teslim edilecek malzemelerin teslim edilmesi için atılan adımlarla ilgilidir ve buna beş adımdan oluşan sürecin yalnızca son aşamalarında ihtiyacınız olacaktır. </text:p>
      <text:p text:style-name="P18"/>
      <text:p text:style-name="P18"/>
      <text:p text:style-name="P18"/>
      <text:p text:style-name="P18"/>
      <text:p text:style-name="P19"><text:span text:style-name="T6">1</text:span><text:span text:style-name="T5">Java</text:span>, bilgisayarlar tarafından anlaşılabilen bir programlama dilidir. Java, programlama dilleri arasında en popüler olanlardan biridir. Java, karmaşık uygulamaların geliştirilmesi için kullanılan bir dildir. Java ile uygulamalar yazarken, programlama kodunu yazdıktan sonra, kodu bilgisayarda çalıştırmak için "Java Virtual Machine (JVM)" adı verilen bir program kullanılır. Bu sayede Java kodu, farklı işletim sistemlerinde çalışabilir.</text:p>
      <text:p text:style-name="Text_20_body"><text:span text:style-name="T5">2️JavaScript</text:span>, web sayfalarında kullanılan bir programlama dilidir. JavaScript, sayfadaki öğeleri değiştirmek veya hareketlendirmek için kullanılır. Örneğin, bir web sayfasındaki butona tıklandığında, JavaScript bu butona tıklanma işlemini algılar ve ardından sayfadaki diğer öğeleri değiştirebilir.</text:p>
      <text:p text:style-name="Text_20_body"><text:span text:style-name="T5">3️ Python</text:span>, insanlar tarafından anlaşılabilen bir programlama dilidir. Python, programlama dünyasında popüler olan bir dildir. Python ile yapabileceğiniz birçok şey vardır. Örneğin, verileri analiz edebilir, bilimsel hesaplamalar yapabilir, web sayfaları oluşturabilir veya oyunlar yazabilirsiniz.</text:p>
      <text:p text:style-name="Text_20_body"><text:span text:style-name="T5">4️ PHP</text:span>, web sayfalarında dinamik içerikler oluşturmak için kullanılan bir programlama dilidir. PHP, sunucu tarafında çalıştığından, web sayfaları dinamik hale getirilebilir. Örneğin, kullanıcıların bir web formu doldurduğunda, PHP bu formdaki verileri alabilir ve daha sonra veritabanına kaydedebilir veya e-posta gönderebilir.</text:p>
      <text:p text:style-name="Text_20_body"><text:span text:style-name="T5">5️ C</text:span>, bilgisayar programlamasının temellerini oluşturan bir programlama dilidir. C, düşük seviyeli bir dil olarak bilinir ve bilgisayar donanımına daha yakın düzeyde çalışır. Bu nedenle, C dilinde yazılan programlar genellikle yüksek performanslıdır. C ayrıca işletim sistemleri, sürücüler ve gömülü sistemler gibi alanlarda sıkça kullanılır. C programları, derlendikten sonra doğrudan makine koduna çevrildiği için, farklı işletim sistemlerinde ve donanım platformlarında çalışabilirler. Bu nedenle, C dilinin geniş bir kullanım alanı vardır.</text:p>
      <text:p text:style-name="Text_20_body"><text:span text:style-name="T5">6️ C++</text:span>, bilgisayar yazılımları ve oyunlar için yaygın olarak kullanılan bir programlama dilidir. C++, yüksek performanslı uygulamaların geliştirilmesi için idealdir. C++ aynı zamanda, donanım kontrolü, ağ programlama ve veri yapıları gibi konularda da kullanılır.</text:p>
      <text:p text:style-name="Text_20_body"><text:span text:style-name="T5">7️ C#,</text:span> Microsoft tarafından geliştirilmiş bir programlama dilidir. C#, Windows işletim sistemi ve Microsoft'un .NET Framework yazılım geliştirme ortamı için en uygun dillerden biridir. C#, masaüstü uygulamaları, web uygulamaları ve oyunlar gibi birçok farklı uygulama türü için kullanılabilir</text:p>
      <text:p text:style-name="P18"/>
      <text:p text:style-name="P18">,</text:p>
      <text:p text:style-name="P18"/>
      <text:p text:style-name="P18"/>
      <text:p text:style-name="P18"><text:soft-page-break/></text:p>
      <text:p text:style-name="P18"/>
      <text:h text:style-name="P20" text:outline-level="4"><text:span text:style-name="Strong_20_Emphasis">Verilerin yönetilmesi için </text:span></text:h>
      <text:p text:style-name="P19"><text:span text:style-name="Strong_20_Emphasis"/></text:p>
      <text:p text:style-name="P19"><text:span text:style-name="Strong_20_Emphasis">R, iyi bir başlangıç noktasıdır</text:span></text:p>
      <text:p text:style-name="P19"><text:span text:style-name="Strong_20_Emphasis">Python genel amaçlar için kullanılır</text:span></text:p>
      <text:p text:style-name="P19"><text:span text:style-name="Strong_20_Emphasis">MATLAB zor hesaplar yapmanıza yardımcı olur</text:span></text:p>
      <text:p text:style-name="P19"><text:span text:style-name="Strong_20_Emphasis">Apache Spark büyük veri ve makine öğrenimini destekler</text:span></text:p>
      <text:p text:style-name="P18"/>
      <text:p text:style-name="P18"/>
      <text:p text:style-name="P18"/>
      <text:p text:style-name="P18">Veri görselleştirmesi için doğru aracı seçin</text:p>
      <text:p text:style-name="P18"/>
      <text:p text:style-name="P18">Tableau interaktif görselleştirmeler oluşturur</text:p>
      <text:p text:style-name="P18"/>
      <text:p text:style-name="P18">ggplot2 karmaşık verilerde yardımcı olur</text:p>
      <text:p text:style-name="P18"/>
      <text:p text:style-name="P18">Matplotlib, Python ile birlikte iyi çalışır</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Risk iştahı</text:p>
      <text:p text:style-name="P18"/>
      <text:p text:style-name="P18">Risk iştahı, bir kuruluşun kabul etmeye gönüllü olduğu risk düzeyidir.</text:p>
      <text:p text:style-name="P18"/>
      <text:p text:style-name="P18"><text:s text:c="4"/>Yüksek seviyede bir riski kabul etmeye gönüllü bir kuruluşun risk iştahı yüksek olarak ifade edilir</text:p>
      <text:p text:style-name="P18"/>
      <text:p text:style-name="P18"/>
      <text:p text:style-name="P18"/>
      <text:p text:style-name="P18">Riske yanıt verme</text:p>
      <text:p text:style-name="P18"/>
      <text:p text:style-name="P18"/>
      <text:p text:style-name="P18"/>
      <text:p text:style-name="P18"/>
      <table:table table:name="Tablo7" table:style-name="Tablo7">
        <table:table-column table:style-name="Tablo7.A"/>
        <table:table-column table:style-name="Tablo7.B"/>
        <table:table-row>
          <table:table-cell table:style-name="Tablo7.A1" office:value-type="string">
            <text:p text:style-name="P60"><text:span text:style-name="Strong_20_Emphasis">Kabul Etmek</text:span></text:p>
          </table:table-cell>
          <table:table-cell table:style-name="Tablo7.B1" office:value-type="string">
            <text:p text:style-name="P58">Kuruluş, riski olduğu gibi kabul eder. Bu, kuruluş içerisinde "risk sahibi" denilen üst düzey bir kişi tarafından alınacak bir karardır.</text:p>
          </table:table-cell>
        </table:table-row>
        <table:table-row>
          <table:table-cell table:style-name="Tablo7.A2" office:value-type="string">
            <text:p text:style-name="P60"><text:span text:style-name="Strong_20_Emphasis">Azaltmak</text:span></text:p>
          </table:table-cell>
          <table:table-cell table:style-name="Tablo7.B2" office:value-type="string">
            <text:p text:style-name="P22">Kuruluş, bir riskin kabul edilemeyecek kadar büyük olduğuna karar verebilir ve bu riski bir şekilde azaltmayı amaçlayabilir. Bu, olasılığı veya sonucu azaltma yoluyla gerçekleştirilebilir.</text:p>
          </table:table-cell>
        </table:table-row>
        <table:table-row>
          <table:table-cell table:style-name="Tablo7.A2" office:value-type="string">
            <text:p text:style-name="P60"><text:span text:style-name="Strong_20_Emphasis">Aktarmak</text:span></text:p>
          </table:table-cell>
          <table:table-cell table:style-name="Tablo7.B2" office:value-type="string">
            <text:p text:style-name="P58">Kuruluş, kendisi yerine üçüncü bir tarafın riski veya riskin bir kısmını kabul etmesini isteyebilir. Bu, sigorta yoluyla yapılır.</text:p>
          </table:table-cell>
        </table:table-row>
        <table:table-row>
          <table:table-cell table:style-name="Tablo7.A4" office:value-type="string">
            <text:p text:style-name="P60"><text:span text:style-name="Strong_20_Emphasis">Reddetmek</text:span></text:p>
          </table:table-cell>
          <table:table-cell table:style-name="Tablo7.B4" office:value-type="string">
            <text:p text:style-name="Table_20_Contents">Kuruluş, bir riskin çok büyük olduğuna karar verebilir ve riskten etkilenmeden geri çekilebilir. Bu yanıtın, sahaların kapatılması ya da piyasalardan çekilme gibi önemli iş etkileri olacaktır.</text:p>
          </table:table-cell>
        </table:table-row>
      </table:table>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0T20:21:52.960000000</meta:creation-date>
    <dc:date>2024-06-19T18:39:34.681000000</dc:date>
    <meta:editing-duration>PT1H51M20S</meta:editing-duration>
    <meta:editing-cycles>19</meta:editing-cycles>
    <meta:generator>LibreOffice/24.2.4.2$Windows_X86_64 LibreOffice_project/51a6219feb6075d9a4c46691dcfe0cd9c4fff3c2</meta:generator>
    <meta:document-statistic meta:table-count="7" meta:image-count="0" meta:object-count="0" meta:page-count="10" meta:paragraph-count="221" meta:word-count="1948" meta:character-count="15040" meta:non-whitespace-character-count="13184"/>
  </office:meta>
</office:document-meta>
</file>